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C200003F0F000021DCFEE1545D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eDataExtension - base class for data download components with download, caching and reprojection functionality.</text:p>
      <text:p text:style-name="Standard"/>
      <text:p text:style-name="Standard"><draw:frame draw:style-name="fr1" draw:name="graphics1" text:anchor-type="paragraph" svg:width="6.3555in" svg:height="3.4126in" draw:z-index="0"><draw:image xlink:href="Pictures/200002C200003F0F000021DCFEE1545D.svm" xlink:type="simple" xlink:show="embed" xlink:actuate="onLoad"/></draw:frame></text:p>
      <text:p text:style-name="Standard">Usage:</text:p>
      <text:p text:style-name="Standard"><text:tab/>SDMProjectBuilder - only Albers used as projection string</text:p>
      <text:p text:style-name="Standard"/>
      <text:p text:style-name="Standard">MW4: </text:p>
      <text:p text:style-name="Standard"><text:tab/>IPlugin Interface</text:p>
      <text:p text:style-name="Standard"/>
      <text:p text:style-name="Standard">MW6: </text:p>
      <text:p text:style-name="Standard"><text:tab/>IExtension Interf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4:07:25.75</meta:creation-date>
    <dc:date>2010-08-17T16:36:54.63</dc:date>
    <meta:editing-duration>PT02H12M43S</meta:editing-duration>
    <meta:editing-cycles>6</meta:editing-cycles>
    <meta:generator>OpenOffice.org/3.2$Win32 OpenOffice.org_project/320m18$Build-9502</meta:generator>
    <meta:document-statistic meta:table-count="0" meta:image-count="1" meta:object-count="0" meta:page-count="1" meta:paragraph-count="7" meta:word-count="29" meta:character-count="227"/>
  </office:meta>
</office:document-meta>
</file>